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4.7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0.8cm"/>
    </style:style>
    <style:style style:name="gr4" style:family="graphic" style:parent-style-name="standard">
      <style:graphic-properties draw:stroke="none" draw:fill="none" fo:min-height="0.739cm"/>
    </style:style>
    <style:style style:name="gr5" style:family="graphic" style:parent-style-name="objectwithoutfill">
      <style:graphic-properties draw:stroke="solid" draw:stroke-dash="Fine_20_Dashed" svg:stroke-width="0.035cm" svg:stroke-color="#4169e1" draw:marker-start="" draw:marker-start-width="0.253cm" draw:marker-end="Small_20_Arrow" draw:marker-end-width="0.053cm" draw:fill="none" draw:textarea-vertical-align="middle" fo:padding-top="0.043cm" fo:padding-bottom="0.043cm" fo:padding-left="0.168cm" fo:padding-right="0.168cm"/>
    </style:style>
    <style:style style:name="gr6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2.7cm"/>
    </style:style>
    <style:style style:name="gr8" style:family="graphic" style:parent-style-name="standard">
      <style:graphic-properties draw:textarea-horizontal-align="justify" draw:textarea-vertical-align="middle" draw:auto-grow-height="false" fo:min-height="2.55cm" fo:min-width="4cm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3.22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Ngrx action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grx flusso login</text:p>
          </draw:text-box>
        </draw:frame>
        <draw:custom-shape draw:style-name="gr2" draw:text-style-name="P2" draw:layer="layout" svg:width="5.2cm" svg:height="2.4cm" svg:x="12.3cm" svg:y="8.2cm">
          <text:p text:style-name="P2">Dispatch action</text:p>
          <text:p text:style-name="P2"><text:s/>logi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1.8cm" svg:x="6.1cm" svg:y="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5.675cm" svg:height="0.989cm" svg:x="4.725cm" svg:y="9cm">
          <draw:text-box>
            <text:p>getLocalStorage</text:p>
          </draw:text-box>
        </draw:frame>
        <draw:line draw:style-name="gr5" draw:text-style-name="P4" draw:layer="layout" svg:x1="8.7cm" svg:y1="9.2cm" svg:x2="12.5cm" svg:y2="9.2cm">
          <text:p/>
        </draw:line>
        <draw:custom-shape draw:style-name="gr2" draw:text-style-name="P2" draw:layer="layout" svg:width="5.2cm" svg:height="2.4cm" svg:x="4.8cm" svg:y="11.6cm">
          <text:p text:style-name="P2">LoginComponent</text:p>
          <text:p text:style-name="P2">View /logi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cm" svg:height="2.4cm" svg:x="22.4cm" svg:y="15cm">
          <text:p text:style-name="P2">AppComponent</text:p>
          <text:p text:style-name="P2">Select from stor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1.8cm" svg:x="13.225cm" svg:y="12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5.675cm" svg:height="1.725cm" svg:x="13.225cm" svg:y="12.475cm">
          <draw:text-box>
            <text:p>Login to backend ok?</text:p>
          </draw:text-box>
        </draw:frame>
        <draw:custom-shape draw:style-name="gr2" draw:text-style-name="P2" draw:layer="layout" svg:width="5.2cm" svg:height="2.4cm" svg:x="12.3cm" svg:y="8.2cm">
          <text:p text:style-name="P2">Dispatch action</text:p>
          <text:p text:style-name="P2"><text:s/>login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3cm" svg:y1="11.6cm" svg:x2="7.3cm" svg:y2="10.2cm">
          <text:p/>
        </draw:line>
        <draw:line draw:style-name="gr6" draw:text-style-name="P2" draw:layer="layout" svg:x1="14.9cm" svg:y1="10.6cm" svg:x2="14.5cm" svg:y2="12.6cm">
          <text:p/>
        </draw:line>
        <draw:line draw:style-name="gr6" draw:text-style-name="P2" draw:layer="layout" svg:x1="13.225cm" svg:y1="13.2cm" svg:x2="9.8cm" svg:y2="13.2cm">
          <text:p/>
        </draw:line>
        <draw:custom-shape draw:style-name="gr2" draw:text-style-name="P2" draw:layer="layout" svg:width="5.2cm" svg:height="2.4cm" svg:x="12.3cm" svg:y="8.2cm">
          <text:p text:style-name="P2">Dispatch action</text:p>
          <text:p text:style-name="P2"><text:s/>logi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2.4cm" svg:x="19.2cm" svg:y="8.2cm">
          <text:p text:style-name="P2">Reduce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2cm" svg:height="2.4cm" svg:x="23.6cm" svg:y="8.2cm">
          <text:p text:style-name="P2">Stor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5cm" svg:height="2.8cm" svg:x="18.3cm" svg:y="11cm">
          <text:p text:style-name="P2">Effect: save to</text:p>
          <text:p text:style-name="P2">localStorag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9.2cm" svg:y1="9.4cm" svg:x2="17.5cm" svg:y2="9.4cm">
          <text:p/>
        </draw:line>
        <draw:line draw:style-name="gr6" draw:text-style-name="P2" draw:layer="layout" svg:x1="18.3cm" svg:y1="11.8cm" svg:x2="17.5cm" svg:y2="9.4cm">
          <text:p/>
        </draw:line>
        <draw:line draw:style-name="gr6" draw:text-style-name="P2" draw:layer="layout" svg:x1="23.6cm" svg:y1="9.5cm" svg:x2="22.4cm" svg:y2="9.5cm">
          <text:p/>
        </draw:line>
        <draw:line draw:style-name="gr6" draw:text-style-name="P2" draw:layer="layout" svg:x1="25.2cm" svg:y1="10.8cm" svg:x2="25.2cm" svg:y2="15cm">
          <text:p/>
        </draw:line>
        <draw:custom-shape draw:style-name="gr9" draw:text-style-name="P2" draw:layer="layout" svg:width="3.725cm" svg:height="2.4cm" svg:x="1cm" svg:y="8.2cm">
          <text:p text:style-name="P2">AppComponent</text:p>
          <text:p text:style-name="P2">ngOnInit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6.1cm" svg:y1="9.2cm" svg:x2="4.725cm" svg:y2="9.2cm">
          <text:p/>
        </draw:line>
        <draw:frame draw:style-name="gr4" draw:text-style-name="P3" draw:layer="layout" svg:width="5.675cm" svg:height="0.989cm" svg:x="10.4cm" svg:y="8.411cm">
          <draw:text-box>
            <text:p>YES</text:p>
          </draw:text-box>
        </draw:frame>
        <draw:frame draw:style-name="gr4" draw:text-style-name="P3" draw:layer="layout" svg:width="5.675cm" svg:height="0.989cm" svg:x="7.8cm" svg:y="10.611cm">
          <draw:text-box>
            <text:p>NO</text:p>
          </draw:text-box>
        </draw:frame>
        <draw:frame draw:style-name="gr4" draw:text-style-name="P3" draw:layer="layout" svg:width="5.675cm" svg:height="0.989cm" svg:x="12.925cm" svg:y="11cm">
          <draw:text-box>
            <text:p>YES</text:p>
          </draw:text-box>
        </draw:frame>
        <draw:line draw:style-name="gr6" draw:text-style-name="P2" draw:layer="layout" svg:x1="9.8cm" svg:y1="14cm" svg:x2="14.2cm" svg:y2="14cm">
          <text:p/>
        </draw:line>
        <draw:frame draw:style-name="gr4" draw:text-style-name="P3" draw:layer="layout" svg:width="5.675cm" svg:height="0.989cm" svg:x="12.6cm" svg:y="14.211cm">
          <draw:text-box>
            <text:p>N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Small_20_Arrow" draw:display-name="Small Arrow" svg:viewBox="0 0 1321 3493" svg:d="M1321 3493h-1321l661-3493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1T18:35:17.394830225</meta:creation-date>
    <meta:editing-duration>PT3M44S</meta:editing-duration>
    <meta:editing-cycles>3</meta:editing-cycles>
    <meta:generator>LibreOffice/6.0.7.3$Linux_X86_64 LibreOffice_project/00m0$Build-3</meta:generator>
    <dc:title>Alizarin</dc:title>
    <dc:date>2021-04-11T19:20:46.358137119</dc:date>
    <meta:document-statistic meta:object-count="71"/>
  </office:meta>
</office:document-meta>
</file>